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210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Text_20_body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0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Table_20_Contents">
      <style:text-properties style:font-name="Arial" fo:font-size="14pt" style:font-name-asian="Arial" style:font-name-complex="Arial"/>
    </style:style>
    <style:style style:name="P24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5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6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7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0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1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06531856" text:id="ct30653185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26815652037277027" text:style-name="L1">
        <text:list-item>
          <text:p text:style-name="P25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20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20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20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20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20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20">/] 20200430_09354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20">/] 20200501_1714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20">/] 20200502_10593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20">/] 20200503_112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20">/] <office:annotation office:name="__Annotation__1923_484518897"><dc:creator>iwabuchi ken</dc:creator><dc:date>2020-05-04T13:08:16.98</dc:date><text:p text:style-name="P33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<office:annotation office:name="__Annotation__3070_799772361"><dc:creator>iwabuchi ken</dc:creator><dc:date>2020-05-05T09:43:34.98</dc:date><text:p text:style-name="P33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20">/] <office:annotation office:name="__Annotation__3098_799772361"><dc:creator>iwabuchi ken</dc:creator><dc:date>2020-05-05T10:13:42.98</dc:date><text:p text:style-name="P33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<office:annotation office:name="__Annotation__1666_1309051837"><dc:creator>iwabuchi ken</dc:creator><dc:date>2020-05-06T08:58:14.98</dc:date><text:p text:style-name="P33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20">/] 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<office:annotation office:name="__Annotation__6846_106191355"><dc:creator>iwabuchi ken</dc:creator><dc:date>2020-05-07T14:44:51</dc:date><text:p text:style-name="P33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20">/] <office:annotation office:name="__Annotation__6879_106191355"><dc:creator>iwabuchi ken</dc:creator><dc:date>2020-05-07T14:58:47</dc:date><text:p text:style-name="P33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20">/] 20200509_08474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20">/] 20200510_0952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  <text:p text:style-name="P12"/>
            <text:p text:style-name="P12">drink! - water / from cistern+thy</text:p>
            <text:p text:style-name="P12"/>
            <text:p text:style-name="P12">and ones flowing / from midst / well+thy</text:p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  <text:p text:style-name="P12"/>
            <text:p text:style-name="P12">to scatter forth / springs+thy</text:p>
            <text:p text:style-name="P12"/>
            <text:p text:style-name="P12">street / in squares</text:p>
            <text:p text:style-name="P12"/>
            <text:p text:style-name="P12">rillets - water</text:p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  <text:p text:style-name="P12"/>
            <text:p text:style-name="P12">to be – for+thee / to. alone+thee</text:p>
            <text:p text:style-name="P12"/>
            <text:p text:style-name="P12">and not exist / to. alien ones / with+thee</text:p>
          </table:table-cell>
        </table:table-row>
        <text:soft-page-break/>
        <table:table-row>
          <table:table-cell table:style-name="表29.A2" office:value-type="string">
            <text:p text:style-name="P15">5:18</text:p>
            <text:p text:style-name="P15"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  <text:p text:style-name="P12"/>
            <text:p text:style-name="P12">to become – fountain+thy / being blessed</text:p>
            <text:p text:style-name="P12">and rejoice! / from woman / youths+thy</text:p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</text:p>
            <text:p text:style-name="P15">בְכָל-עֵת; <text:s text:c="3"/>בְּאַהֲבָתָהּ, תִּשְׁגֶּה תָמִיד.</text:p>
          </table:table-cell>
          <table:table-cell table:style-name="表29.B2" office:value-type="string">
            <text:p text:style-name="P12"/>
            <text:p text:style-name="P12"/>
            <text:p text:style-name="P12">hind / love</text:p>
            <text:p text:style-name="P12"/>
            <text:p text:style-name="P12">and ibex – grace</text:p>
            <text:p text:style-name="P12"/>
            <text:p text:style-name="P12">nipples+her / to sat<text:span text:style-name="T8">iate+thee</text:span></text:p>
            <text:p text:style-name="P13">in. all – season / in. love+her</text:p>
            <text:p text:style-name="P13"/>
            <text:p text:style-name="P13">to err / continually</text:p>
          </table:table-cell>
        </table:table-row>
        <table:table-row>
          <table:table-cell table:style-name="表29.A2" office:value-type="string">
            <text:p text:style-name="P20">/] 20200513_14385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14_10225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0</text:p>
            <text:p text:style-name="P15">וְלָמָּה תִשְׁגֶּה בְנִי בְזָרָה; <text:s text:c="3"/>וּתְחַבֵּק, </text:p>
            <text:p text:style-name="P15">חֵק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and why? / to err / son+my</text:p>
            <text:p text:style-name="P12"/>
            <text:p text:style-name="P12">in. alien woman / and to embrace</text:p>
            <text:p text:style-name="P12">bosom / foreign woman</text:p>
          </table:table-cell>
        </table:table-row>
        <table:table-row>
          <table:table-cell table:style-name="表29.A2" office:value-type="string">
            <text:p text:style-name="P15">5:21</text:p>
            <text:p text:style-name="P15">כא <text:s/>כִּי נֹכַח, עֵינֵי יְהוָה--דַּרְכֵי-אִישׁ; <text:s text:c="3"/>וְכָל-מַעְגְּלֹתָיו מְפַלֵּס.<text:tab/></text:p>
          </table:table-cell>
          <table:table-cell table:style-name="表29.B2" office:value-type="string">
            <text:p text:style-name="P12"/>
            <text:p text:style-name="P12"/>
            <text:p text:style-name="P12">for / opposite / eyes</text:p>
            <text:p text:style-name="P12"/>
            <text:p text:style-name="P12">jehovah – ways – man</text:p>
            <text:p text:style-name="P12"/>
            <text:p text:style-name="P12">and all – rounds+his / one pondering</text:p>
          </table:table-cell>
        </table:table-row>
        <table:table-row>
          <table:table-cell table:style-name="表29.A2" office:value-type="string">
            <text:p text:style-name="P15">5:22</text:p>
            <text:p text:style-name="P15"><text:soft-page-break/>כב <text:s/>עֲווֹנֹתָיו--יִלְכְּדֻנוֹ אֶת-הָרָשָׁע; <text:s text:c="3"/>וּבְחַבְלֵי חַטָּאתוֹ, יִתָּמ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depravities+his – to seize+him</text:p>
            <text:p text:style-name="P12"/>
            <text:p text:style-name="P12">self – the wicked one / and in. cables</text:p>
            <text:p text:style-name="P12">sin+his / to be upheld</text:p>
          </table:table-cell>
        </table:table-row>
        <table:table-row>
          <table:table-cell table:style-name="表29.A2" office:value-type="string">
            <text:p text:style-name="P15">5:23</text:p>
            <text:p text:style-name="P15">כג <text:s/>הוּא--יָמוּת, בְּאֵין מוּסָר; <text:s text:c="3"/>וּבְרֹב </text:p>
            <text:p text:style-name="P15">אִוַּלְתּוֹ יִשְׁגֶּה.</text:p>
          </table:table-cell>
          <table:table-cell table:style-name="表29.B2" office:value-type="string">
            <text:p text:style-name="P12"/>
            <text:p text:style-name="P12"/>
            <text:p text:style-name="P12">he – to die / in. not exist</text:p>
            <text:p text:style-name="P12"/>
            <text:p text:style-name="P12">discipline / and in. vastness</text:p>
            <text:p text:style-name="P12"/>
            <text:p text:style-name="P12">folly+his / to err</text:p>
          </table:table-cell>
        </table:table-row>
        <table:table-row>
          <table:table-cell table:style-name="表29.A2" office:value-type="string">
            <text:p text:style-name="P15">6:1</text:p>
            <text:p text:style-name="P15">בְּנִי, אִם-עָרַבְתָּ</text:p>
            <text:p text:style-name="P15"><text:s/>לְרֵעֶךָ; <text:s text:c="3"/>תָּקַעְתָּ לַזָּר כַּפֶּיךָ.</text:p>
          </table:table-cell>
          <table:table-cell table:style-name="表29.B2" office:value-type="string">
            <text:p text:style-name="P12"/>
            <text:p text:style-name="P12"/>
            <text:p text:style-name="P12">son+my / if – to be surety</text:p>
            <text:p text:style-name="P12"/>
            <text:p text:style-name="P12">for. associate+thy / to clasp / for. alien one</text:p>
            <text:p text:style-name="P12">palms+thy</text:p>
          </table:table-cell>
        </table:table-row>
        <table:table-row>
          <table:table-cell table:style-name="表29.A2" office:value-type="string">
            <text:p text:style-name="P20">/] 20200514_1041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[20200515_0947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</text:p>
            <text:p text:style-name="P15">נוֹקַשְׁתָּ בְאִמְרֵי-פִיךָ; <text:s text:c="3"/>נִלְכַּדְתָּ, בְּאִמְרֵי-פִיךָ.<text:tab/></text:p>
          </table:table-cell>
          <table:table-cell table:style-name="表29.B2" office:value-type="string">
            <text:p text:style-name="P12"/>
            <text:p text:style-name="P12"/>
            <text:p text:style-name="P12">to be trapped / in. sayings – mouth+thy</text:p>
            <text:p text:style-name="P12">to be seized / in sayings - mouth+thy</text:p>
          </table:table-cell>
        </table:table-row>
        <table:table-row>
          <table:table-cell table:style-name="表29.A2" office:value-type="string">
            <text:p text:style-name="P15">6:3</text:p>
            <text:p text:style-name="P15">ג <text:s/>עֲשֵׂה זֹאת אֵפוֹא בְּנִי, וְהִנָּצֵל-- <text:s text:c="3"/>כִּי</text:p>
            <text:p text:style-name="P15"><text:s/>בָאתָ בְכַף-רֵעֶךָ;</text:p>
            <text:p text:style-name="P15">לֵךְ הִתְרַפֵּס, <text:s text:c="3"/>וּרְהַב <text:soft-page-break/>רֵעֶיךָ.</text:p>
          </table:table-cell>
          <table:table-cell table:style-name="表29.B2" office:value-type="string">
            <text:p text:style-name="P12"/>
            <text:p text:style-name="P12"/>
            <text:p text:style-name="P12">do! / this / indeed</text:p>
            <text:p text:style-name="P12"/>
            <text:p text:style-name="P12">son+my / and be resqued! / for</text:p>
            <text:p text:style-name="P12"/>
            <text:p text:style-name="P12">to come / in clutch – associate+thy</text:p>
            <text:p text:style-name="P12">go! / debase! yourself / and be <text:soft-page-break/>audacious!</text:p>
            <text:p text:style-name="P12">associates+thy</text:p>
          </table:table-cell>
        </table:table-row>
        <table:table-row>
          <table:table-cell table:style-name="表29.A2" office:value-type="string">
            <text:p text:style-name="P15">6:4</text:p>
            <text:p text:style-name="P15">ד <text:s/>אַל-תִּתֵּן שֵׁנָה לְעֵינֶיךָ; <text:s text:c="3"/>וּתְנוּמָה, לְעַפְעַפֶּיך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give / sleep</text:p>
            <text:p text:style-name="P12"/>
            <text:p text:style-name="P12">to. eyes+thy / and slumber</text:p>
            <text:p text:style-name="P12"/>
            <text:p text:style-name="P12">to. eyelids+thy</text:p>
          </table:table-cell>
        </table:table-row>
        <table:table-row>
          <table:table-cell table:style-name="表29.A2" office:value-type="string">
            <text:p text:style-name="P15">6:5</text:p>
            <text:p text:style-name="P15">ה <text:s/>הִנָּצֵל, כִּצְבִי מִיָּד; <text:s text:c="3"/>וּכְצִפּוֹר, מִיַּד יָקוּשׁ.</text:p>
          </table:table-cell>
          <table:table-cell table:style-name="表29.B2" office:value-type="string">
            <text:p text:style-name="P12"/>
            <text:p text:style-name="P12"/>
            <text:p text:style-name="P12">be rescued! / as gazelle / from hand</text:p>
            <text:p text:style-name="P12">and as bird / from hand / trapper</text:p>
          </table:table-cell>
        </table:table-row>
        <table:table-row>
          <table:table-cell table:style-name="表29.A2" office:value-type="string">
            <text:p text:style-name="P20">/] 20200515_09574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16_1339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6</text:p>
            <text:p text:style-name="P15">ו <text:s/>לֵךְ-אֶל-נְמָלָה עָצֵל; <text:s text:c="3"/>רְאֵה דְרָכֶיהָ וַחֲכָם.</text:p>
          </table:table-cell>
          <table:table-cell table:style-name="表29.B2" office:value-type="string">
            <text:p text:style-name="P12"/>
            <text:p text:style-name="P12"/>
            <text:p text:style-name="P12">go! - to – ant / slothful one</text:p>
            <text:p text:style-name="P12"/>
            <text:p text:style-name="P12">see! / ways+her / and be wise!</text:p>
          </table:table-cell>
        </table:table-row>
        <table:table-row>
          <table:table-cell table:style-name="表29.A2" office:value-type="string">
            <text:p text:style-name="P15">6:7</text:p>
            <text:p text:style-name="P15">אֲשֶׁר אֵין-לָהּ קָצִין-- <text:s text:c="3"/>שֹׁטֵר וּמֹשֵׁל.</text:p>
          </table:table-cell>
          <table:table-cell table:style-name="表29.B2" office:value-type="string">
            <text:p text:style-name="P12"/>
            <text:p text:style-name="P12"/>
            <text:p text:style-name="P12">which / not exist – to. her / captain –</text:p>
            <text:p text:style-name="P12">superintendent / and one ruling</text:p>
          </table:table-cell>
        </table:table-row>
        <table:table-row>
          <table:table-cell table:style-name="表29.A2" office:value-type="string">
            <text:p text:style-name="P15">6:8</text:p>
            <text:p text:style-name="P15">ח <text:s/>תָּכִין בַּקַּיִץ </text:p>
            <text:p text:style-name="P15">לַחְמָהּ; <text:s text:c="3"/>אָגְרָה בַקָּצִיר, מַאֲכָלָהּ.<text:tab/></text:p>
          </table:table-cell>
          <table:table-cell table:style-name="表29.B2" office:value-type="string">
            <text:p text:style-name="P12"/>
            <text:p text:style-name="P12"/>
            <text:p text:style-name="P12">is preparing / in the summer</text:p>
            <text:p text:style-name="P12"/>
            <text:p text:style-name="P12">bread+her / to hoard</text:p>
            <text:p text:style-name="P12"/>
            <text:p text:style-name="P12">in. harvest / food+her</text:p>
          </table:table-cell>
        </table:table-row>
        <table:table-row>
          <table:table-cell table:style-name="表29.A2" office:value-type="string">
            <text:p text:style-name="P15">6:9</text:p>
            <text:p text:style-name="P15"><text:soft-page-break/>ט <text:s/>עַד-מָתַי עָצֵל תִּשְׁכָּב; <text:s text:c="3"/>מָתַי, תָּקוּם מִשְּׁנָתֶךָ.</text:p>
          </table:table-cell>
          <table:table-cell table:style-name="表29.B2" office:value-type="string">
            <text:p text:style-name="P12"/>
            <text:p text:style-name="P12"><text:soft-page-break/>until – when? / slothful one</text:p>
            <text:p text:style-name="P12"/>
            <text:p text:style-name="P12">to lie down / when? / to rise</text:p>
            <text:p text:style-name="P12"/>
            <text:p text:style-name="P12">from. sleep+thy</text:p>
          </table:table-cell>
        </table:table-row>
        <table:table-row>
          <table:table-cell table:style-name="表29.A2" office:value-type="string">
            <text:p text:style-name="P15">6:10</text:p>
            <text:p text:style-name="P15">י <text:s/>מְעַט שֵׁנוֹת, מְעַט תְּנוּמוֹת; <text:s text:c="3"/>מְעַט, חִבֻּק יָדַיִם לִשְׁכָּב.</text:p>
          </table:table-cell>
          <table:table-cell table:style-name="表29.B2" office:value-type="string">
            <text:p text:style-name="P12"/>
            <text:p text:style-name="P12"/>
            <text:p text:style-name="P12">little / sleeps / little</text:p>
            <text:p text:style-name="P12"/>
            <text:p text:style-name="P12">slumbers / little / folding</text:p>
            <text:p text:style-name="P12"/>
            <text:p text:style-name="P12">hands / to. to lie down</text:p>
          </table:table-cell>
        </table:table-row>
        <table:table-row>
          <table:table-cell table:style-name="表29.A2" office:value-type="string">
            <text:p text:style-name="P20">/] 20200516_13471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17_1629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1</text:p>
            <text:p text:style-name="P15"><text:s/>וּבָא-כִמְהַלֵּךְ רֵאשֶׁךָ; <text:s text:c="3"/>וּמַחְסֹרְךָ, כְּאִישׁ מָגֵן.<text:tab/></text:p>
          </table:table-cell>
          <table:table-cell table:style-name="表29.B2" office:value-type="string">
            <text:p text:style-name="P12"/>
            <text:p text:style-name="P12"/>
            <text:p text:style-name="P12">and he comes – as one being wayfarer / destitution+thy</text:p>
            <text:p text:style-name="P12">and lack+thy / as man / shield</text:p>
          </table:table-cell>
        </table:table-row>
        <table:table-row>
          <table:table-cell table:style-name="表29.A2" office:value-type="string">
            <text:p text:style-name="P15">6:12</text:p>
            <text:p text:style-name="P15">יב <text:s/>אָדָם בְּלִיַּעַל, אִישׁ אָוֶן; <text:s text:c="3"/>הוֹלֵךְ, עִקְּשׁוּת פֶּה.</text:p>
          </table:table-cell>
          <table:table-cell table:style-name="表29.B2" office:value-type="string">
            <text:p text:style-name="P12"/>
            <text:p text:style-name="P12"/>
            <text:p text:style-name="P12">human / dec<text:span text:style-name="T8">adance / man</text:span></text:p>
            <text:p text:style-name="P13"/>
            <text:p text:style-name="P13">lawlessness / one going / perversity</text:p>
            <text:p text:style-name="P13">mouth</text:p>
          </table:table-cell>
        </table:table-row>
        <table:table-row>
          <table:table-cell table:style-name="表29.A2" office:value-type="string">
            <text:p text:style-name="P15">6:13</text:p>
            <text:p text:style-name="P15">יג <text:s/>קֹרֵץ בְּעֵינָו,</text:p>
            <text:p text:style-name="P15"><text:s/>מֹלֵל בְּרַגְלָו; <text:s text:c="2"/></text:p>
            <text:p text:style-name="P15"><text:s/>מֹרֶה, בְּאֶצְבְּעֹתָיו.</text:p>
          </table:table-cell>
          <table:table-cell table:style-name="表29.B2" office:value-type="string">
            <text:p text:style-name="P12"/>
            <text:p text:style-name="P12"/>
            <text:p text:style-name="P12">one winking / in. eyes+his</text:p>
            <text:p text:style-name="P12"/>
            <text:p text:style-name="P12">one dec<text:span text:style-name="T8">laring / in. foot+his</text:span></text:p>
            <text:p text:style-name="P13"/>
            <text:p text:style-name="P13">one provoking / in. fingers+his</text:p>
          </table:table-cell>
        </table:table-row>
        <table:table-row>
          <table:table-cell table:style-name="表29.A2" office:value-type="string">
            <text:p text:style-name="P15">6:14</text:p>
            <text:p text:style-name="P15"><text:soft-page-break/>יד <text:s/>תַּהְפֻּכוֹת, בְּלִבּוֹ--חֹרֵשׁ רָע בְּכָל-עֵת; <text:s text:c="3"/>מדנים (מִדְיָנִים) יְשַׁלֵּחַ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waywardness / in. heart+his –</text:p>
            <text:p text:style-name="P12"/>
            <text:p text:style-name="P12">one engrossing / evil / in. every – time</text:p>
            <text:p text:style-name="P12">quarrels / to send forth</text:p>
          </table:table-cell>
        </table:table-row>
        <table:table-row>
          <table:table-cell table:style-name="表29.A2" office:value-type="string">
            <text:p text:style-name="P15">6:15</text:p>
            <text:p text:style-name="P15">טו <text:s/>עַל-כֵּן--פִּתְאֹם, יָבוֹא אֵידוֹ; <text:s text:c="3"/>פֶּתַע יִשָּׁבֵר, וְאֵין מַרְפֵּא.</text:p>
          </table:table-cell>
          <table:table-cell table:style-name="表29.B2" office:value-type="string">
            <text:p text:style-name="P12"/>
            <text:p text:style-name="P12"/>
            <text:p text:style-name="P12">on – so -suddenly</text:p>
            <text:p text:style-name="P12"/>
            <text:p text:style-name="P12">to come / calamity+his / instantly</text:p>
            <text:p text:style-name="P12"/>
            <text:p text:style-name="P12">to be broken / and not exist / healing</text:p>
          </table:table-cell>
        </table:table-row>
        <table:table-row>
          <table:table-cell table:style-name="表29.A2" office:value-type="string">
            <text:p text:style-name="P20">/] 20200517_16441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18_09342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6</text:p>
            <text:p text:style-name="P15">שֶׁשׁ-הֵנָּה, שָׂנֵא יְהוָה; <text:s text:c="3"/>וְשֶׁבַע, תועבות (תּוֹעֲבַת) נַפְשׁוֹ.<text:tab/></text:p>
          </table:table-cell>
          <table:table-cell table:style-name="表29.B2" office:value-type="string">
            <text:p text:style-name="P12"/>
            <text:p text:style-name="P12"/>
            <text:p text:style-name="P12">six – they / to hate / jehovah</text:p>
            <text:p text:style-name="P12"/>
            <text:p text:style-name="P12">and seven / abhorrences</text:p>
            <text:p text:style-name="P12"/>
            <text:p text:style-name="P12">soul+his</text:p>
          </table:table-cell>
        </table:table-row>
        <table:table-row>
          <table:table-cell table:style-name="表29.A2" office:value-type="string">
            <text:p text:style-name="P15">6:17</text:p>
            <text:p text:style-name="P15">יז <text:s/>עֵינַיִם רָמוֹת,</text:p>
            <text:p text:style-name="P15"><text:s/>לְשׁוֹן שָׁקֶר; <text:s text:c="3"/>וְיָדַיִם, שֹׁפְכוֹת דָּם-נָקִי.</text:p>
          </table:table-cell>
          <table:table-cell table:style-name="表29.B2" office:value-type="string">
            <text:p text:style-name="P12"/>
            <text:p text:style-name="P12"/>
            <text:p text:style-name="P12">eyes / ones being exalted</text:p>
            <text:p text:style-name="P12"/>
            <text:p text:style-name="P12">tongue / falsehood / and hands</text:p>
            <text:p text:style-name="P12"/>
            <text:p text:style-name="P12">to shed / blood - innocent</text:p>
          </table:table-cell>
        </table:table-row>
        <table:table-row>
          <table:table-cell table:style-name="表29.A2" office:value-type="string">
            <text:p text:style-name="P15">6:18</text:p>
            <text:p text:style-name="P15">יח <text:s/>לֵב--חֹרֵשׁ, מַחְשְׁבוֹת אָוֶן; <text:s text:c="2"/></text:p>
            <text:p text:style-name="P15"><text:soft-page-break/><text:s/>רַגְלַיִם מְמַהֲרוֹת, לָרוּץ לָרָעָה.<text:tab/></text:p>
          </table:table-cell>
          <table:table-cell table:style-name="表29.B2" office:value-type="string">
            <text:p text:style-name="P12"/>
            <text:p text:style-name="P12"/>
            <text:p text:style-name="P12">heart – one engrossing</text:p>
            <text:p text:style-name="P12"/>
            <text:p text:style-name="P12">devisings / lawlessness</text:p>
            <text:p text:style-name="P12"/>
            <text:p text:style-name="P12"><text:soft-page-break/>feet / ones maing haste / to. to run</text:p>
            <text:p text:style-name="P12">to. evil</text:p>
          </table:table-cell>
        </table:table-row>
        <table:table-row>
          <table:table-cell table:style-name="表29.A2" office:value-type="string">
            <text:p text:style-name="P15">6:19</text:p>
            <text:p text:style-name="P15">יט <text:s/>יָפִיחַ כְּזָבִים, עֵד שָׁקֶר; <text:s text:c="3"/>וּמְשַׁלֵּחַ מְדָנִים, בֵּין אַחִים.</text:p>
          </table:table-cell>
          <table:table-cell table:style-name="表29.B2" office:value-type="string">
            <text:p text:style-name="P12"/>
            <text:p text:style-name="P12"/>
            <text:p text:style-name="P12">to puff / lies / witness</text:p>
            <text:p text:style-name="P12"/>
            <text:p text:style-name="P12">falsehood / and ones sending forth</text:p>
            <text:p text:style-name="P12">quarrels / between / borthers</text:p>
          </table:table-cell>
        </table:table-row>
        <table:table-row>
          <table:table-cell table:style-name="表29.A2" office:value-type="string">
            <text:p text:style-name="P15">6:20</text:p>
            <text:p text:style-name="P15">כ <text:s/>נְצֹר בְּנִי, מִצְוַת אָבִיךָ; <text:s text:c="3"/>וְאַל-תִּטֹּשׁ, תּוֹרַת אִמֶּךָ.</text:p>
          </table:table-cell>
          <table:table-cell table:style-name="表29.B2" office:value-type="string">
            <text:p text:style-name="P12"/>
            <text:p text:style-name="P12"/>
            <text:p text:style-name="P12">preserve! / son+my / instruction</text:p>
            <text:p text:style-name="P12"/>
            <text:p text:style-name="P12">father+thy / and must not – to abandon</text:p>
            <text:p text:style-name="P12">law / mother+thy</text:p>
          </table:table-cell>
        </table:table-row>
        <table:table-row>
          <table:table-cell table:style-name="表29.A2" office:value-type="string">
            <text:p text:style-name="P20">/] 20200518_09441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19_140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1</text:p>
            <text:p text:style-name="P15">קָשְׁרֵם עַל-לִבְּךָ תָמִיד; <text:s text:c="3"/>עָנְדֵם, עַל-גַּרְגְּרֹתֶךָ.</text:p>
          </table:table-cell>
          <table:table-cell table:style-name="表29.B2" office:value-type="string">
            <text:p text:style-name="P12"/>
            <text:p text:style-name="P12"/>
            <text:p text:style-name="P12">tie+them! / on – heart+thy / continually</text:p>
            <text:p text:style-name="P12">wind+them! / on - throats+thy</text:p>
          </table:table-cell>
        </table:table-row>
        <table:table-row>
          <table:table-cell table:style-name="表29.A2" office:value-type="string">
            <text:p text:style-name="P15">6:22</text:p>
            <text:p text:style-name="P15">כב <text:s/>בְּהִתְהַלֶּכְךָ, תַּנְחֶה אֹתָךְ-- <text:s text:c="3"/>בְּשָׁכְבְּךָ, תִּשְׁמֹר עָלֶיךָ;</text:p>
            <text:p text:style-name="P15">וַהֲקִיצוֹתָ, <text:s text:c="3"/>הִיא תְשִׂיחֶךָ.<text:tab/></text:p>
          </table:table-cell>
          <table:table-cell table:style-name="表29.B2" office:value-type="string">
            <text:p text:style-name="P12"/>
            <text:p text:style-name="P12"/>
            <text:p text:style-name="P12">in. to walk+thy / to guide</text:p>
            <text:p text:style-name="P12"/>
            <text:p text:style-name="P12">thee / in. to lie down+thee</text:p>
            <text:p text:style-name="P12"/>
            <text:p text:style-name="P12">to guard / over+thee</text:p>
            <text:p text:style-name="P12"/>
            <text:p text:style-name="P12">and to be awake / she</text:p>
            <text:p text:style-name="P12"/>
            <text:p text:style-name="P12">to meditate+thee</text:p>
          </table:table-cell>
        </table:table-row>
        <text:soft-page-break/>
        <table:table-row>
          <table:table-cell table:style-name="表29.A2" office:value-type="string">
            <text:p text:style-name="P15">6:23</text:p>
            <text:p text:style-name="P15">כג <text:s/>כִּי נֵר מִצְוָה, וְתוֹרָה אוֹר; <text:s text:c="3"/>וְדֶרֶךְ חַיִּים, תּוֹכְחוֹת מוּסָר.<text:tab/></text:p>
          </table:table-cell>
          <table:table-cell table:style-name="表29.B2" office:value-type="string">
            <text:p text:style-name="P12"/>
            <text:p text:style-name="P12"/>
            <text:p text:style-name="P12">for / lamp / instruction / and law</text:p>
            <text:p text:style-name="P12"/>
            <text:p text:style-name="P12">light / and way / lives</text:p>
            <text:p text:style-name="P12"/>
            <text:p text:style-name="P12">corrections / admonition</text:p>
          </table:table-cell>
        </table:table-row>
        <table:table-row>
          <table:table-cell table:style-name="表29.A2" office:value-type="string">
            <text:p text:style-name="P15">6:24</text:p>
            <text:p text:style-name="P15">כד <text:s/>לִשְׁמָרְךָ, מֵאֵשֶׁת רָע; <text:s text:c="3"/>מֵחֶלְקַת, לָשׁוֹן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to. to keep+thee / from woman</text:p>
            <text:p text:style-name="P12"/>
            <text:p text:style-name="P12">evil / slickness / tongue</text:p>
            <text:p text:style-name="P12"/>
            <text:p text:style-name="P12">foreign woman</text:p>
          </table:table-cell>
        </table:table-row>
        <table:table-row>
          <table:table-cell table:style-name="表29.A2" office:value-type="string">
            <text:p text:style-name="P15">6:25</text:p>
            <text:p text:style-name="P15">כה <text:s/>אַל-תַּחְמֹד יָפְיָהּ, בִּלְבָבֶךָ; <text:s text:c="3"/>וְאַל-תִּקָּחֲךָ, בְּעַפְעַפֶּיהָ.</text:p>
          </table:table-cell>
          <table:table-cell table:style-name="表29.B2" office:value-type="string">
            <text:p text:style-name="P12"/>
            <text:p text:style-name="P12"/>
            <text:p text:style-name="P12">must not – to covet / loveliness+her</text:p>
            <text:p text:style-name="P12">in. heart+thy / and must not – to take+thee</text:p>
            <text:p text:style-name="P12">in. eyelids+her</text:p>
          </table:table-cell>
        </table:table-row>
        <table:table-row>
          <table:table-cell table:style-name="表29.A2" office:value-type="string">
            <text:p text:style-name="P20">/] 20200519_14161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20_09283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6:26</text:p>
            <text:p text:style-name="P15">כִּי בְעַד-אִשָּׁה זוֹנָה, <text:s text:c="3"/>עַד-כִּכַּר-לָחֶם:</text:p>
            <text:p text:style-name="P15">וְאֵשֶׁת אִישׁ-- <text:s text:c="3"/>נֶפֶשׁ יְקָרָה תָצוּד.</text:p>
          </table:table-cell>
          <table:table-cell table:style-name="表29.B2" office:value-type="string">
            <text:p text:style-name="P12"/>
            <text:p text:style-name="P12"/>
            <text:p text:style-name="P12">for / through – woman / prostitute</text:p>
            <text:p text:style-name="P12"/>
            <text:p text:style-name="P12">unto – cake – bread</text:p>
            <text:p text:style-name="P12"/>
            <text:p text:style-name="P12">and woman / man – / soul</text:p>
            <text:p text:style-name="P12"/>
            <text:p text:style-name="P12">precious / to hunt</text:p>
          </table:table-cell>
        </table:table-row>
        <table:table-row>
          <table:table-cell table:style-name="表29.A2" office:value-type="string">
            <text:p text:style-name="P15">6:27</text:p>
            <text:p text:style-name="P15"><text:soft-page-break/>כז <text:s/>הֲיַחְתֶּה אִישׁ אֵשׁ בְּחֵיקוֹ; <text:s text:c="3"/>וּבְגָדָיו, לֹא תִשָּׂרַפְנָה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? to bank / man / fire</text:p>
            <text:p text:style-name="P12"/>
            <text:p text:style-name="P12">in. bosom+his / and clothes+his / lo</text:p>
            <text:p text:style-name="P12">to be burned</text:p>
          </table:table-cell>
        </table:table-row>
        <table:table-row>
          <table:table-cell table:style-name="表29.A2" office:value-type="string">
            <text:p text:style-name="P15">6:28</text:p>
            <text:p text:style-name="P15">כח <text:s/>אִם-יְהַלֵּךְ אִישׁ, עַל-הַגֶּחָלִים; <text:s text:c="3"/>וְרַגְלָיו, לֹא תִכָּוֶינָה.</text:p>
          </table:table-cell>
          <table:table-cell table:style-name="表29.B2" office:value-type="string">
            <text:p text:style-name="P12"/>
            <text:p text:style-name="P12"/>
            <text:p text:style-name="P12">if – to be going / man</text:p>
            <text:p text:style-name="P12"/>
            <text:p text:style-name="P12">on – embers / and feet+his</text:p>
            <text:p text:style-name="P12"/>
            <text:p text:style-name="P12">not / to be scorched</text:p>
          </table:table-cell>
        </table:table-row>
        <table:table-row>
          <table:table-cell table:style-name="表29.A2" office:value-type="string">
            <text:p text:style-name="P15">6:29</text:p>
            <text:p text:style-name="P15">כט <text:s/>כֵּן—הַבָּא,</text:p>
            <text:p text:style-name="P15"><text:s/>אֶל-אֵשֶׁת רֵעֵהוּ: <text:s text:c="3"/>לֹא-יִנָּקֶה,</text:p>
            <text:p text:style-name="P15"><text:s/>כָּל-הַנֹּגֵעַ בָּהּ.</text:p>
          </table:table-cell>
          <table:table-cell table:style-name="表29.B2" office:value-type="string">
            <text:p text:style-name="P12"/>
            <text:p text:style-name="P12"/>
            <text:p text:style-name="P12">so – the one coming</text:p>
            <text:p text:style-name="P12"/>
            <text:p text:style-name="P12">to – woman / associate+his</text:p>
            <text:p text:style-name="P12"/>
            <text:p text:style-name="P12">not – to be held innocent</text:p>
            <text:p text:style-name="P12"/>
            <text:p text:style-name="P12">every – one touching in+her</text:p>
          </table:table-cell>
        </table:table-row>
        <table:table-row>
          <table:table-cell table:style-name="表29.A2" office:value-type="string">
            <text:p text:style-name="P15">6:30</text:p>
            <text:p text:style-name="P15">ל <text:s/>לֹא-יָבוּזוּ לַגַּנָּב, כִּי יִגְנוֹב-- <text:s text:c="3"/>לְמַלֵּא נַפְשׁוֹ, כִּי יִרְעָב.</text:p>
          </table:table-cell>
          <table:table-cell table:style-name="表29.B2" office:value-type="string">
            <text:p text:style-name="P12"/>
            <text:p text:style-name="P12"/>
            <text:p text:style-name="P12">not – to despise / to. thief / for</text:p>
            <text:p text:style-name="P12"/>
            <text:p text:style-name="P12">to steal / to. to fill / soul+his</text:p>
            <text:p text:style-name="P12"/>
            <text:p text:style-name="P12">that / to be famishing</text:p>
          </table:table-cell>
        </table:table-row>
        <table:table-row>
          <table:table-cell table:style-name="表29.A2" office:value-type="string">
            <text:p text:style-name="P20">/] 20200520_0946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[20200521_1422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31</text:p>
            <text:p text:style-name="P15">וְנִמְצָא, יְשַׁלֵּם שִׁבְעָתָיִם: <text:s text:c="3"/>אֶת-כָּל-<text:soft-page-break/>הוֹן</text:p>
            <text:p text:style-name="P15"><text:s/>בֵּיתוֹ יִתֵּן.<text:tab/></text:p>
          </table:table-cell>
          <table:table-cell table:style-name="表29.B2" office:value-type="string">
            <text:p text:style-name="P12"/>
            <text:p text:style-name="P12"/>
            <text:p text:style-name="P12">and to be found / to repay</text:p>
            <text:p text:style-name="P12"/>
            <text:p text:style-name="P12">sevenhold / self-every-wealth</text:p>
            <text:p text:style-name="P12"/>
            <text:p text:style-name="P12"><text:soft-page-break/></text:p>
            <text:p text:style-name="P12"/>
            <text:p text:style-name="P12">house+his / to give</text:p>
          </table:table-cell>
        </table:table-row>
        <table:table-row>
          <table:table-cell table:style-name="表29.A2" office:value-type="string">
            <text:p text:style-name="P15">6:32</text:p>
            <text:p text:style-name="P15">לב <text:s/>נֹאֵף אִשָּׁה</text:p>
            <text:p text:style-name="P15"><text:s/>חֲסַר-לֵב; <text:s text:c="3"/>מַשְׁחִית נַפְשׁוֹ, הוּא יַעֲשֶׂנָּה.<text:tab/></text:p>
          </table:table-cell>
          <table:table-cell table:style-name="表29.B2" office:value-type="string">
            <text:p text:style-name="P12"/>
            <text:p text:style-name="P12"/>
            <text:p text:style-name="P12">one committing adultry / woman</text:p>
            <text:p text:style-name="P12"/>
            <text:p text:style-name="P12">lacking – heart / one ruining</text:p>
            <text:p text:style-name="P12"/>
            <text:p text:style-name="P12">soul+his / he / to do+her</text:p>
          </table:table-cell>
        </table:table-row>
        <table:table-row>
          <table:table-cell table:style-name="表29.A2" office:value-type="string">
            <text:p text:style-name="P15">6:33</text:p>
            <text:p text:style-name="P15">לג <text:s/>נֶגַע-וְקָלוֹן </text:p>
            <text:p text:style-name="P15">יִמְצָא; <text:s text:c="3"/>וְחֶרְפָּתוֹ, לֹא תִמָּחֶה.<text:tab/></text:p>
          </table:table-cell>
          <table:table-cell table:style-name="表29.B2" office:value-type="string">
            <text:p text:style-name="P12"/>
            <text:p text:style-name="P12"/>
            <text:p text:style-name="P12">contagion – and dishonor</text:p>
            <text:p text:style-name="P12"/>
            <text:p text:style-name="P12">to find / and reproach+his / not</text:p>
            <text:p text:style-name="P12"/>
            <text:p text:style-name="P12">to be wiped out</text:p>
          </table:table-cell>
        </table:table-row>
        <table:table-row>
          <table:table-cell table:style-name="表29.A2" office:value-type="string">
            <text:p text:style-name="P15">6:34</text:p>
            <text:p text:style-name="P15">לד <text:s/>כִּי-קִנְאָה חֲמַת-גָּבֶר; <text:s text:c="2"/></text:p>
            <text:p text:style-name="P15"><text:s/>וְלֹא-יַחְמוֹל, בְּיוֹם נָקָם.<text:tab/></text:p>
          </table:table-cell>
          <table:table-cell table:style-name="表29.B2" office:value-type="string">
            <text:p text:style-name="P12"/>
            <text:p text:style-name="P12"/>
            <text:p text:style-name="P12">that – jealousy / fury – master</text:p>
            <text:p text:style-name="P12"/>
            <text:p text:style-name="P12"/>
            <text:p text:style-name="P12"/>
            <text:p text:style-name="P12">and not – to spare / in. day / vengeance</text:p>
          </table:table-cell>
        </table:table-row>
        <table:table-row>
          <table:table-cell table:style-name="表29.A2" office:value-type="string">
            <text:p text:style-name="P15">6:35</text:p>
            <text:p text:style-name="P15">לה <text:s/>לֹא-יִשָּׂא, פְּנֵי </text:p>
            <text:p text:style-name="P15">כָל-כֹּפֶר; <text:s text:c="3"/>וְלֹא-יֹאבֶה, כִּי תַרְבֶּה-שֹּׁחַד.</text:p>
          </table:table-cell>
          <table:table-cell table:style-name="表29.B2" office:value-type="string">
            <text:p text:style-name="P12"/>
            <text:p text:style-name="P12"/>
            <text:p text:style-name="P12">not – to respect / face</text:p>
            <text:p text:style-name="P12"/>
            <text:p text:style-name="P12">every – sheltering gift / and not – to be willing</text:p>
            <text:p text:style-name="P12">for / to be increasing - bribe</text:p>
          </table:table-cell>
        </table:table-row>
        <table:table-row>
          <table:table-cell table:style-name="表29.A2" office:value-type="string">
            <text:p text:style-name="P20">/] 20200521_14312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XXX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7:1</text:p>
            <text:p text:style-name="P15">בְּנִי, שְׁמֹר אֲמָרָי; <text:s text:c="3"/>וּמִצְוֺתַי, תִּצְפֹּן </text:p>
            <text:p text:style-name="P15">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son+my / keep! / sayings+my</text:p>
            <text:p text:style-name="P12"/>
            <text:p text:style-name="P12">and instructions+my / to seclude</text:p>
            <text:p text:style-name="P12"/>
            <text:p text:style-name="P12">with+thee</text:p>
          </table:table-cell>
        </table:table-row>
        <table:table-row>
          <table:table-cell table:style-name="表29.A2" office:value-type="string">
            <text:p text:style-name="P15">7:2</text:p>
            <text:p text:style-name="P15">ב <text:s/>שְׁמֹר מִצְוֺתַי וֶחְיֵה; <text:s text:c="3"/>וְתוֹרָתִי, כְּאִישׁוֹן עֵינֶיךָ.<text:tab/></text:p>
          </table:table-cell>
          <table:table-cell table:style-name="表29.B2" office:value-type="string">
            <text:p text:style-name="P12"/>
            <text:p text:style-name="P12"/>
            <text:p text:style-name="P12">keep! / instructions+my / and live!</text:p>
            <text:p text:style-name="P12">and law+my / as pupils / eyes+thy</text:p>
          </table:table-cell>
        </table:table-row>
        <table:table-row>
          <table:table-cell table:style-name="表29.A2" office:value-type="string">
            <text:p text:style-name="P15">7:3</text:p>
            <text:p text:style-name="P15">ג <text:s/>קָשְׁרֵם עַל-אֶצְבְּעֹתֶיךָ; <text:s text:c="2"/></text:p>
            <text:p text:style-name="P15"><text:s/>כָּתְבֵם, עַל-לוּחַ לִבֶּךָ.<text:tab/></text:p>
          </table:table-cell>
          <table:table-cell table:style-name="表29.B2" office:value-type="string">
            <text:p text:style-name="P12"/>
            <text:p text:style-name="P12"/>
            <text:p text:style-name="P12">tie them! / on – fingers+thy</text:p>
            <text:p text:style-name="P12"/>
            <text:p text:style-name="P12"/>
            <text:p text:style-name="P12"/>
            <text:p text:style-name="P12">wri<text:span text:style-name="T8">te them! / on – tablet / heart+thy</text:span></text:p>
          </table:table-cell>
        </table:table-row>
        <table:table-row>
          <table:table-cell table:style-name="表29.A2" office:value-type="string">
            <text:p text:style-name="P15">7:4</text:p>
            <text:p text:style-name="P15">ד <text:s/>אֱמֹר לַחָכְמָה, אֲחֹתִי אָתְּ; <text:s text:c="3"/>וּמֹדָע, לַבִּינָה תִקְרָא.<text:tab/></text:p>
          </table:table-cell>
          <table:table-cell table:style-name="表29.B2" office:value-type="string">
            <text:p text:style-name="P12"/>
            <text:p text:style-name="P12"/>
            <text:p text:style-name="P12">say! / to. wisdom / sister+my</text:p>
            <text:p text:style-name="P12"/>
            <text:p text:style-name="P12">you / and acquaintance / to. understanding</text:p>
            <text:p text:style-name="P12">to call</text:p>
          </table:table-cell>
        </table:table-row>
        <table:table-row>
          <table:table-cell table:style-name="表29.A2" office:value-type="string">
            <text:p text:style-name="P15">7:5</text:p>
            <text:p text:style-name="P15">ה <text:s/>לִשְׁמָרְךָ, מֵאִשָּׁה זָרָה; <text:s text:c="3"/>מִנָּכְרִיָּה, אֲמָרֶיהָ הֶחֱלִיקָה.</text:p>
          </table:table-cell>
          <table:table-cell table:style-name="表29.B2" office:value-type="string">
            <text:p text:style-name="P12"/>
            <text:p text:style-name="P12"/>
            <text:p text:style-name="P12">to. to keep+ thee / from woman</text:p>
            <text:p text:style-name="P12"/>
            <text:p text:style-name="P12">alien one / from foreign woman</text:p>
            <text:p text:style-name="P12"/>
            <text:p text:style-name="P12">sayings+her / to make slick</text:p>
          </table:table-cell>
        </table:table-row>
        <table:table-row>
          <table:table-cell table:style-name="表29.A2" office:value-type="string">
            <text:p text:style-name="P20">/] 20200522_123041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20">[XXX 20200523_1347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6</text:p>
            <text:p text:style-name="P15">כִּי, בְּחַלּוֹן בֵּיתִי-- <text:s text:c="3"/>בְּעַד אֶשְׁנַבִּי נִשְׁקָפְתִּי.<text:tab/></text:p>
          </table:table-cell>
          <table:table-cell table:style-name="表29.B2" office:value-type="string">
            <text:p text:style-name="P12"/>
            <text:p text:style-name="P12"/>
            <text:p text:style-name="P12">for / in. window / house+my</text:p>
            <text:p text:style-name="P12"/>
            <text:p text:style-name="P12">through / latticed oriel+my / to gaze</text:p>
          </table:table-cell>
        </table:table-row>
        <table:table-row>
          <table:table-cell table:style-name="表29.A2" office:value-type="string">
            <text:p text:style-name="P15">7:7</text:p>
            <text:p text:style-name="P15">ז <text:s/>וָאֵרֶא בַפְּתָאיִם, אָבִינָה בַבָּנִים-- <text:s text:c="3"/>נַעַר חֲסַר-לֵב.</text:p>
          </table:table-cell>
          <table:table-cell table:style-name="表29.B2" office:value-type="string">
            <text:p text:style-name="P12"/>
            <text:p text:style-name="P12"/>
            <text:p text:style-name="P12">and to see / in. ones simple</text:p>
            <text:p text:style-name="P12"/>
            <text:p text:style-name="P12">to consider / in. sons / lad</text:p>
            <text:p text:style-name="P12"/>
            <text:p text:style-name="P12">lacking - heart</text:p>
          </table:table-cell>
        </table:table-row>
        <table:table-row>
          <table:table-cell table:style-name="表29.A2" office:value-type="string">
            <text:p text:style-name="P15">7:8</text:p>
            <text:p text:style-name="P15">ח <text:s/>עֹבֵר בַּשּׁוּק, אֵצֶל פִּנָּהּ; <text:s text:c="3"/>וְדֶרֶךְ בֵּיתָהּ יִצְעָד.<text:tab/></text:p>
          </table:table-cell>
          <table:table-cell table:style-name="表29.B2" office:value-type="string">
            <text:p text:style-name="P12"/>
            <text:p text:style-name="P12"/>
            <text:p text:style-name="P12">one passing / in. road / beside</text:p>
            <text:p text:style-name="P12"/>
            <text:p text:style-name="P12">corner+her / and way / house+her</text:p>
            <text:p text:style-name="P12">to mar<text:span text:style-name="T8">ch</text:span></text:p>
          </table:table-cell>
        </table:table-row>
        <table:table-row>
          <table:table-cell table:style-name="表29.A2" office:value-type="string">
            <text:p text:style-name="P15">7:9</text:p>
            <text:p text:style-name="P15">ט <text:s/>בְּנֶשֶׁף-בְּעֶרֶב יוֹם; <text:s text:c="3"/>בְּאִישׁוֹן לַיְלָה, וַאֲפֵלָה.<text:tab/></text:p>
          </table:table-cell>
          <table:table-cell table:style-name="表29.B2" office:value-type="string">
            <text:p text:style-name="P12"/>
            <text:p text:style-name="P12"/>
            <text:p text:style-name="P12">in. to gloam – in. evening / day</text:p>
            <text:p text:style-name="P12"/>
            <text:p text:style-name="P12">in. pupil / night / and gloom</text:p>
          </table:table-cell>
        </table:table-row>
        <table:table-row>
          <table:table-cell table:style-name="表29.A2" office:value-type="string">
            <text:p text:style-name="P15">7:10</text:p>
            <text:p text:style-name="P15">י <text:s/>וְהִנֵּה אִשָּׁה, לִקְרָאתוֹ; <text:s text:c="3"/>שִׁית זוֹנָה, וּנְצֻרַת לֵב.</text:p>
          </table:table-cell>
          <table:table-cell table:style-name="表29.B2" office:value-type="string">
            <text:p text:style-name="P12"/>
            <text:p text:style-name="P12"/>
            <text:p text:style-name="P12">and behold! / woman</text:p>
            <text:p text:style-name="P12"/>
            <text:p text:style-name="P12">to. to meet+him / burnoose / prostitute</text:p>
            <text:p text:style-name="P12">and one besieging / heart</text:p>
          </table:table-cell>
        </table:table-row>
        <table:table-row>
          <table:table-cell table:style-name="表29.A2" office:value-type="string">
            <text:p text:style-name="P15">7:11</text:p>
            <text:p text:style-name="P15">יא <text:s/>הֹמִיָּה הִיא וְסֹרָרֶת; <text:s text:c="3"/><text:soft-page-break/>בְּבֵיתָהּ, לֹא-יִשְׁכְּנוּ רַגְלֶיהָ.</text:p>
          </table:table-cell>
          <table:table-cell table:style-name="表29.B2" office:value-type="string">
            <text:p text:style-name="P12"/>
            <text:p text:style-name="P12"/>
            <text:p text:style-name="P12">one clamoring / she / and one <text:soft-page-break/>being stubborn</text:p>
            <text:p text:style-name="P12">in. house+her / not – to tabernacle</text:p>
            <text:p text:style-name="P12">feet+her</text:p>
          </table:table-cell>
        </table:table-row>
        <table:table-row>
          <table:table-cell table:style-name="表29.A2" office:value-type="string">
            <text:p text:style-name="P20">/] XXX 20200524_105327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12</text:p>
            <text:p text:style-name="P15">פַּעַם, בַּחוּץ--פַּעַם בָּרְחֹבוֹת; <text:s text:c="3"/>וְאֵצֶל</text:p>
            <text:p text:style-name="P15"><text:s/>כָּל-פִּנָּה תֶאֱרֹב.<text:tab/></text:p>
          </table:table-cell>
          <table:table-cell table:style-name="表29.B2" office:value-type="string">
            <text:p text:style-name="P12"/>
            <text:p text:style-name="P12"/>
            <text:p text:style-name="P12">time / in. street – time</text:p>
            <text:p text:style-name="P12"/>
            <text:p text:style-name="P12">in. squares / and beside</text:p>
            <text:p text:style-name="P12"/>
            <text:p text:style-name="P12">every – corner / to ambush</text:p>
          </table:table-cell>
        </table:table-row>
        <table:table-row>
          <table:table-cell table:style-name="表29.A2" office:value-type="string">
            <text:p text:style-name="P15">7:13</text:p>
            <text:p text:style-name="P15">יג <text:s/>וְהֶחֱזִיקָה בּוֹ, וְנָשְׁקָה לּוֹ; <text:s text:c="3"/>הֵעֵזָה פָנֶיהָ, וַתֹּאמַר לוֹ.<text:tab/></text:p>
          </table:table-cell>
          <table:table-cell table:style-name="表29.B2" office:value-type="string">
            <text:p text:style-name="P12"/>
            <text:p text:style-name="P12"/>
            <text:p text:style-name="P12">and to hold fast / in+him</text:p>
            <text:p text:style-name="P12"/>
            <text:p text:style-name="P12">and to kiss / to+him / to make impudent</text:p>
            <text:p text:style-name="P12">faces+her / and to say / to+him</text:p>
          </table:table-cell>
        </table:table-row>
        <table:table-row>
          <table:table-cell table:style-name="表29.A2" office:value-type="string">
            <text:p text:style-name="P15">7:14</text:p>
            <text:p text:style-name="P15">יד <text:s/>זִבְחֵי שְׁלָמִים עָלָי; <text:s text:c="3"/>הַיּוֹם, שִׁלַּמְתִּי נְדָרָי.<text:tab/></text:p>
          </table:table-cell>
          <table:table-cell table:style-name="表29.B2" office:value-type="string">
            <text:p text:style-name="P12"/>
            <text:p text:style-name="P12"/>
            <text:p text:style-name="P12">sacrifices / peace offerings / on+my</text:p>
            <text:p text:style-name="P12">the day / to pay / vows+my</text:p>
          </table:table-cell>
        </table:table-row>
        <table:table-row>
          <table:table-cell table:style-name="表29.A2" office:value-type="string">
            <text:p text:style-name="P15">7:15</text:p>
            <text:p text:style-name="P15">טו <text:s/>עַל-כֵּן, יָצָאתִי לִקְרָאתֶךָ; <text:s text:c="3"/>לְשַׁחֵר פָּנֶיךָ, וָאֶמְצָאֶךָּ.</text:p>
          </table:table-cell>
          <table:table-cell table:style-name="表29.B2" office:value-type="string">
            <text:p text:style-name="P12"/>
            <text:p text:style-name="P12"/>
            <text:p text:style-name="P12">on – so / to come forth</text:p>
            <text:p text:style-name="P12"/>
            <text:p text:style-name="P12">to. to meet+thee / to. to seek early</text:p>
            <text:p text:style-name="P12">faces+thy / and to find+thee</text:p>
          </table:table-cell>
        </table:table-row>
        <table:table-row>
          <table:table-cell table:style-name="表29.A2" office:value-type="string">
            <text:p text:style-name="P15">7:16</text:p>
            <text:p text:style-name="P15">טז <text:s/>מַרְבַדִּים, רָבַדְתִּי <text:soft-page-break/>עַרְשִׂי; <text:s text:c="3"/>חֲטֻבוֹת, אֵטוּן מִצְרָיִם.<text:tab/></text:p>
          </table:table-cell>
          <table:table-cell table:style-name="表29.B2" office:value-type="string">
            <text:p text:style-name="P12"/>
            <text:p text:style-name="P12"/>
            <text:p text:style-name="P12">knitted covers / to knit-cover</text:p>
            <text:p text:style-name="P12"/>
            <text:p text:style-name="P12"><text:soft-page-break/></text:p>
            <text:p text:style-name="P12">divan+my / bedspread / yarn</text:p>
            <text:p text:style-name="P12">egypt</text:p>
          </table:table-cell>
        </table:table-row>
        <table:table-row>
          <table:table-cell table:style-name="表29.A2" office:value-type="string">
            <text:p text:style-name="P15">7:17</text:p>
            <text:p text:style-name="P15">יז <text:s/>נַפְתִּי מִשְׁכָּבִי-- <text:s text:c="3"/>מֹר אֲהָלִים, וְקִנָּמוֹן.</text:p>
          </table:table-cell>
          <table:table-cell table:style-name="表29.B2" office:value-type="string">
            <text:p text:style-name="P12"/>
            <text:p text:style-name="P12"/>
            <text:p text:style-name="P12">to waft / bed+my</text:p>
            <text:p text:style-name="P12"/>
            <text:p text:style-name="P12">myrrh / aloes / and cinnamon</text:p>
          </table:table-cell>
        </table:table-row>
        <table:table-row>
          <table:table-cell table:style-name="表29.A2" office:value-type="string">
            <text:p text:style-name="P20">/] XXX 20200524_1109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15">7:18</text:p>
            <text:p text:style-name="P15">לְכָה נִרְוֶה דֹדִים,</text:p>
            <text:p text:style-name="P15"><text:s/>עַד-הַבֹּקֶר; <text:s text:c="3"/>נִתְעַלְּסָה, בָּאֳהָבִים.<text:tab/></text:p>
          </table:table-cell>
          <table:table-cell table:style-name="表29.B2" office:value-type="string">
            <text:p text:style-name="P12"/>
            <text:p text:style-name="P12"/>
            <text:p text:style-name="P12">go! / to sat<text:span text:style-name="T8">iate / affections</text:span></text:p>
            <text:p text:style-name="P13"/>
            <text:p text:style-name="P13">until – the morning</text:p>
            <text:p text:style-name="P13"/>
            <text:p text:style-name="P13">to thrill / with. love</text:p>
          </table:table-cell>
        </table:table-row>
        <table:table-row>
          <table:table-cell table:style-name="表29.A2" office:value-type="string">
            <text:p text:style-name="P15">7:19</text:p>
            <text:p text:style-name="P15">יט <text:s/>כִּי אֵין הָאִישׁ בְּבֵיתוֹ; <text:s text:c="3"/>הָלַךְ, בְּדֶרֶךְ מֵרָחוֹק.<text:tab/></text:p>
          </table:table-cell>
          <table:table-cell table:style-name="表29.B2" office:value-type="string">
            <text:p text:style-name="P12"/>
            <text:p text:style-name="P12"/>
            <text:p text:style-name="P12">for / not exist / the man</text:p>
            <text:p text:style-name="P12"/>
            <text:p text:style-name="P12">in. house+his / to go / in. way</text:p>
            <text:p text:style-name="P12"/>
            <text:p text:style-name="P12">from afar</text:p>
          </table:table-cell>
        </table:table-row>
        <table:table-row>
          <table:table-cell table:style-name="表29.A2" office:value-type="string">
            <text:p text:style-name="P15">7:20</text:p>
            <text:p text:style-name="P15">כ <text:s/>צְרוֹר-הַכֶּסֶף, לָקַח בְּיָדוֹ; <text:s text:c="3"/>לְיוֹם הַכֵּסֶא, יָבֹא בֵיתוֹ.<text:tab/></text:p>
          </table:table-cell>
          <table:table-cell table:style-name="表29.B2" office:value-type="string">
            <text:p text:style-name="P12"/>
            <text:p text:style-name="P12"/>
            <text:p text:style-name="P12">pouch – the silver / to take</text:p>
            <text:p text:style-name="P12"/>
            <text:p text:style-name="P12">in. hand+his / to. day / the cover</text:p>
            <text:p text:style-name="P12"/>
            <text:p text:style-name="P12">to come / house+his</text:p>
          </table:table-cell>
        </table:table-row>
        <table:table-row>
          <table:table-cell table:style-name="表29.A2" office:value-type="string">
            <text:p text:style-name="P15">7:21</text:p>
            <text:p text:style-name="P15">כא <text:s/>הִטַּתּוּ, בְּרֹב <text:soft-page-break/>לִקְחָהּ; <text:s text:c="3"/>בְּחֵלֶק שְׂפָתֶיהָ, תַּדִּיחֶנּוּ.<text:tab/></text:p>
          </table:table-cell>
          <table:table-cell table:style-name="表29.B2" office:value-type="string">
            <text:p text:style-name="P12"/>
            <text:p text:style-name="P12"/>
            <text:p text:style-name="P12">to turn aside+him / in. much</text:p>
            <text:p text:style-name="P12"/>
            <text:p text:style-name="P12"><text:soft-page-break/>influence+her / in. slickness</text:p>
            <text:p text:style-name="P12"/>
            <text:p text:style-name="P12">lips+her / to impell+him</text:p>
          </table:table-cell>
        </table:table-row>
        <table:table-row>
          <table:table-cell table:style-name="表29.A2" office:value-type="string">
            <text:p text:style-name="P15">7:22</text:p>
            <text:p text:style-name="P15">כב <text:s/>הוֹלֵךְ אַחֲרֶיהָ, פִּתְאֹם: <text:s text:c="3"/>כְּשׁוֹר, </text:p>
            <text:p text:style-name="P15">אֶל-טֶבַח יָבֹא; וּכְעֶכֶס, אֶל-מוּסַר אֱוִיל.<text:tab/></text:p>
          </table:table-cell>
          <table:table-cell table:style-name="表29.B2" office:value-type="string">
            <text:p text:style-name="P12"/>
            <text:p text:style-name="P12"/>
            <text:p text:style-name="P12">to go / after+her</text:p>
            <text:p text:style-name="P12"/>
            <text:p text:style-name="P12">suddenly / as bull</text:p>
            <text:p text:style-name="P12"/>
            <text:p text:style-name="P12">to – slaughter / to come / and as anklet</text:p>
            <text:p text:style-name="P12">to – discipline / fool</text:p>
          </table:table-cell>
        </table:table-row>
        <table:table-row>
          <table:table-cell table:style-name="表29.A2" office:value-type="string">
            <text:p text:style-name="P15">7:23</text:p>
            <text:p text:style-name="P15">כג <text:s/>עַד יְפַלַּח חֵץ, כְּבֵדוֹ-- <text:s text:c="3"/>כְּמַהֵר צִפּוֹר אֶל-פָּח;</text:p>
            <text:p text:style-name="P15">וְלֹא-יָדַע, <text:s text:c="3"/>כִּי-בְנַפְשׁוֹ הוּא.</text:p>
          </table:table-cell>
          <table:table-cell table:style-name="表29.B2" office:value-type="string">
            <text:p text:style-name="P12"/>
            <text:p text:style-name="P12"/>
            <text:p text:style-name="P12">until / to split / arrow</text:p>
            <text:p text:style-name="P12"/>
            <text:p text:style-name="P12">liver+his / as to hasten / bird</text:p>
            <text:p text:style-name="P12"/>
            <text:p text:style-name="P12">to – snare</text:p>
            <text:p text:style-name="P12">and not – to know / that – in. soul+his</text:p>
            <text:p text:style-name="P12">he</text:p>
          </table:table-cell>
        </table:table-row>
        <table:table-row>
          <table:table-cell table:style-name="表29.A2" office:value-type="string">
            <text:p text:style-name="P20">/] XXX 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0">[XXX 20200526_12264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24</text:p>
            <text:p text:style-name="P15">וְעַתָּה בָנִים, שִׁמְעוּ-לִי; <text:s text:c="3"/>וְהַקְשִׁיבוּ, לְ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attend! / to. sayings - mouth+my</text:p>
          </table:table-cell>
        </table:table-row>
        <table:table-row>
          <table:table-cell table:style-name="表29.A2" office:value-type="string">
            <text:p text:style-name="P15">7:25</text:p>
            <text:p text:style-name="P15">כה <text:s/>אַל-יֵשְׂטְ</text:p>
            <text:p text:style-name="P15"><text:s/>אֶל-דְּרָכֶיהָ לִבֶּךָ; <text:s text:c="3"/><text:soft-page-break/>אַל-תֵּתַע, בִּנְתִיבוֹתֶיה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swerve</text:p>
            <text:p text:style-name="P12"/>
            <text:p text:style-name="P12">to – ways+her / heart+thy</text:p>
            <text:p text:style-name="P12"><text:soft-page-break/>must not – to stray / in. tracks+her</text:p>
          </table:table-cell>
        </table:table-row>
        <table:table-row>
          <table:table-cell table:style-name="表29.A2" office:value-type="string">
            <text:p text:style-name="P15">7:26</text:p>
            <text:p text:style-name="P15">כו <text:s/>כִּי-רַבִּים חֲלָלִים הִפִּילָה; <text:s text:c="3"/>וַעֲצֻמִים, </text:p>
            <text:p text:style-name="P15">כָּל-הֲרֻגֶיהָ.</text:p>
          </table:table-cell>
          <table:table-cell table:style-name="表29.B2" office:value-type="string">
            <text:p text:style-name="P12"/>
            <text:p text:style-name="P12"/>
            <text:p text:style-name="P12">that – many / ones wounded</text:p>
            <text:p text:style-name="P12"/>
            <text:p text:style-name="P12">to cast down / and serried ones</text:p>
            <text:p text:style-name="P12"/>
            <text:p text:style-name="P12">every – ones being killed+her</text:p>
          </table:table-cell>
        </table:table-row>
        <table:table-row>
          <table:table-cell table:style-name="表29.A2" office:value-type="string">
            <text:p text:style-name="P15">7:27</text:p>
            <text:p text:style-name="P15">כז <text:s/>דַּרְכֵי שְׁאוֹל בֵּיתָהּ; <text:s text:c="3"/>יֹרְדוֹת, אֶל-חַדְרֵי-מָוֶת.</text:p>
          </table:table-cell>
          <table:table-cell table:style-name="表29.B2" office:value-type="string">
            <text:p text:style-name="P12"/>
            <text:p text:style-name="P12"/>
            <text:p text:style-name="P12">ways / unseen / house+her</text:p>
            <text:p text:style-name="P12"/>
            <text:p text:style-name="P12">ones descending / to – chambers - death</text:p>
          </table:table-cell>
        </table:table-row>
        <table:table-row>
          <table:table-cell table:style-name="表29.A2" office:value-type="string">
            <text:p text:style-name="P15">8:1</text:p>
            <text:p text:style-name="P15">הֲלֹא-חָכְמָה תִקְרָא; <text:s text:c="3"/>וּתְבוּנָה, תִּתֵּן קוֹלָהּ.<text:tab/></text:p>
          </table:table-cell>
          <table:table-cell table:style-name="表29.B2" office:value-type="string">
            <text:p text:style-name="P12"/>
            <text:p text:style-name="P12"/>
            <text:p text:style-name="P12">? not – wisdom / to call</text:p>
            <text:p text:style-name="P12"/>
            <text:p text:style-name="P12">and understanding / to give / voice+her</text:p>
          </table:table-cell>
        </table:table-row>
        <table:table-row>
          <table:table-cell table:style-name="表29.A2" office:value-type="string">
            <text:p text:style-name="P15">8:2</text:p>
            <text:p text:style-name="P15">ב <text:s/>בְּרֹאשׁ-מְרֹמִים עֲלֵי-דָרֶךְ; <text:s text:c="2"/></text:p>
            <text:p text:style-name="P15"><text:s/>בֵּית נְתִיבוֹת נִצָּבָה.</text:p>
          </table:table-cell>
          <table:table-cell table:style-name="表29.B2" office:value-type="string">
            <text:p text:style-name="P12"/>
            <text:p text:style-name="P12"/>
            <text:p text:style-name="P12">in. summit – heights / on – way</text:p>
            <text:p text:style-name="P12"/>
            <text:p text:style-name="P12"/>
            <text:p text:style-name="P12"/>
            <text:p text:style-name="P12">house / tracks / to be stationed</text:p>
          </table:table-cell>
        </table:table-row>
        <table:table-row table:style-name="表29.210">
          <table:table-cell table:style-name="表29.A2" office:value-type="string">
            <text:p text:style-name="P20">/] XXX 20200526_123827</text:p>
          </table:table-cell>
          <table:table-cell table:style-name="表29.B2" office:value-type="string">
            <text:p text:style-name="P26"/>
          </table:table-cell>
        </table:table-row>
        <table:table-row>
          <table:table-cell table:style-name="表29.A2" office:value-type="string">
            <text:p text:style-name="P20">[XXX 20200527_08432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8:3</text:p>
            <text:p text:style-name="P15">לְיַד-שְׁעָרִים לְפִי-קָרֶת; <text:s text:c="3"/>מְבוֹא פְתָחִים תָּרֹנָּה.<text:tab/></text:p>
          </table:table-cell>
          <table:table-cell table:style-name="表29.B2" office:value-type="string">
            <text:p text:style-name="P12"/>
            <text:p text:style-name="P12"/>
            <text:p text:style-name="P12">to. side – gates / to. edge – town</text:p>
            <text:p text:style-name="P12"/>
            <text:p text:style-name="P12">entry / portals / to jubilate</text:p>
          </table:table-cell>
        </table:table-row>
        <text:soft-page-break/>
        <table:table-row>
          <table:table-cell table:style-name="表29.A2" office:value-type="string">
            <text:p text:style-name="P15">8:4</text:p>
            <text:p text:style-name="P15">ד <text:s/>אֲלֵיכֶם אִישִׁים אֶקְרָא; <text:s text:c="3"/>וְקוֹלִי, אֶל-בְּנֵי אָדָם.<text:tab/></text:p>
          </table:table-cell>
          <table:table-cell table:style-name="表29.B2" office:value-type="string">
            <text:p text:style-name="P12"/>
            <text:p text:style-name="P12"/>
            <text:p text:style-name="P12">to. thee / men</text:p>
            <text:p text:style-name="P12"/>
            <text:p text:style-name="P12">to call / and voice+my / to – sons</text:p>
            <text:p text:style-name="P12"/>
            <text:p text:style-name="P12">man</text:p>
          </table:table-cell>
        </table:table-row>
        <table:table-row>
          <table:table-cell table:style-name="表29.A2" office:value-type="string">
            <text:p text:style-name="P15">8:5</text:p>
            <text:p text:style-name="P15">ה <text:s/>הָבִינוּ פְתָאיִם עָרְמָה; <text:s text:c="3"/>וּכְסִילִים, הָבִינוּ לֵב.<text:tab/></text:p>
          </table:table-cell>
          <table:table-cell table:style-name="表29.B2" office:value-type="string">
            <text:p text:style-name="P12"/>
            <text:p text:style-name="P12"/>
            <text:p text:style-name="P12">understand! / ones simple</text:p>
            <text:p text:style-name="P12"/>
            <text:p text:style-name="P12">craft / and ones stupid</text:p>
            <text:p text:style-name="P12"/>
            <text:p text:style-name="P12">understand! / heart</text:p>
          </table:table-cell>
        </table:table-row>
        <table:table-row>
          <table:table-cell table:style-name="表29.A2" office:value-type="string">
            <text:p text:style-name="P15">8:6</text:p>
            <text:p text:style-name="P15">ו <text:s/>שִׁמְעוּ, כִּי-נְגִידִים אֲדַבֵּר; <text:s text:c="3"/>וּמִפְתַּח שְׂפָתַי, מֵישָׁר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that – governors</text:p>
            <text:p text:style-name="P12"/>
            <text:p text:style-name="P12">to speak / and opening</text:p>
            <text:p text:style-name="P12"/>
            <text:p text:style-name="P12">lips+my / upright things</text:p>
          </table:table-cell>
        </table:table-row>
        <table:table-row>
          <table:table-cell table:style-name="表29.A2" office:value-type="string">
            <text:p text:style-name="P15">8:7</text:p>
            <text:p text:style-name="P15">ז <text:s/>כִּי-אֱמֶת, יֶהְגֶּה חִכִּי; <text:s text:c="3"/>וְתוֹעֲבַת שְׂפָתַי רֶשַׁע.<text:tab/></text:p>
          </table:table-cell>
          <table:table-cell table:style-name="表29.B2" office:value-type="string">
            <text:p text:style-name="P12"/>
            <text:p text:style-name="P12"/>
            <text:p text:style-name="P12">that – truth / to soliloquize / palate+my</text:p>
            <text:p text:style-name="P12">and abhorrence / lips+my / wickedness</text:p>
          </table:table-cell>
        </table:table-row>
        <table:table-row>
          <table:table-cell table:style-name="表29.A2" office:value-type="string">
            <text:p text:style-name="P15">8:8</text:p>
            <text:p text:style-name="P15">ח <text:s/>בְּצֶדֶק כָּל-אִמְרֵי-פִי: <text:s text:c="3"/>אֵין בָּהֶם, נִפְתָּל וְעִקֵּשׁ.<text:tab/></text:p>
          </table:table-cell>
          <table:table-cell table:style-name="表29.B2" office:value-type="string">
            <text:p text:style-name="P12"/>
            <text:p text:style-name="P12"/>
            <text:p text:style-name="P12">in. righteousness / every – sayings – mouth+my</text:p>
            <text:p text:style-name="P12">not exist / in+them / one being twisted / and perverse</text:p>
          </table:table-cell>
        </table:table-row>
        <table:table-row>
          <table:table-cell table:style-name="表29.A2" office:value-type="string">
            <text:p text:style-name="P15">8:9</text:p>
            <text:p text:style-name="P15">ט <text:s/>כֻּלָּם נְכֹחִים, לַמֵּבִין; <text:s text:c="3"/><text:soft-page-break/>וִישָׁרִים, לְמֹצְאֵי דָעַת.</text:p>
          </table:table-cell>
          <table:table-cell table:style-name="表29.B2" office:value-type="string">
            <text:p text:style-name="P12"/>
            <text:p text:style-name="P12"/>
            <text:p text:style-name="P12">all+them / correct ones / to. one understanding</text:p>
            <text:p text:style-name="P12"><text:soft-page-break/>and upright ones / to. finding / knowledge</text:p>
          </table:table-cell>
        </table:table-row>
        <table:table-row>
          <table:table-cell table:style-name="表29.A2" office:value-type="string">
            <text:p text:style-name="P20">/] XXX 20200527_090328</text:p>
          </table:table-cell>
          <table:table-cell table:style-name="表29.B2" office:value-type="string">
            <text:p text:style-name="P26"/>
          </table:table-cell>
        </table:table-row>
        <table:table-row>
          <table:table-cell table:style-name="表29.A2" office:value-type="string">
            <text:p text:style-name="P20">[XXX 20200528_09462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0</text:p>
            <text:p text:style-name="P15">קְחוּ-מוּסָרִי </text:p>
            <text:p text:style-name="P15">וְאַל-כָּסֶף; <text:s text:c="3"/>וְדַעַת, מֵחָרוּץ נִבְחָר.<text:tab/></text:p>
          </table:table-cell>
          <table:table-cell table:style-name="表29.B2" office:value-type="string">
            <text:p text:style-name="P12"/>
            <text:p text:style-name="P12"/>
            <text:p text:style-name="P12">take! - admonition+my</text:p>
            <text:p text:style-name="P12"/>
            <text:p text:style-name="P12">and must not – silver / and knowledge</text:p>
            <text:p text:style-name="P12">from gold-dust / one being choice</text:p>
          </table:table-cell>
        </table:table-row>
        <table:table-row>
          <table:table-cell table:style-name="表29.A2" office:value-type="string">
            <text:p text:style-name="P15">8:11</text:p>
            <text:p text:style-name="P15">יא <text:s/>כִּי-טוֹבָה חָכְמָה, מִפְּנִינִים; <text:s text:c="3"/>וְכָל-חֲפָצִים, </text:p>
            <text:p text:style-name="P15">לֹא יִשְׁווּ-בָהּ.<text:tab/></text:p>
          </table:table-cell>
          <table:table-cell table:style-name="表29.B2" office:value-type="string">
            <text:p text:style-name="P12"/>
            <text:p text:style-name="P12"/>
            <text:p text:style-name="P12">that – good / wisdom</text:p>
            <text:p text:style-name="P12"/>
            <text:p text:style-name="P12">from rubies / and every – delights</text:p>
            <text:p text:style-name="P12"/>
            <text:p text:style-name="P12">not / to be equal - in+her</text:p>
          </table:table-cell>
        </table:table-row>
        <table:table-row>
          <table:table-cell table:style-name="表29.A2" office:value-type="string">
            <text:p text:style-name="P15">8:12</text:p>
            <text:p text:style-name="P15">יב <text:s/>אֲנִי-חָכְמָה, שָׁכַנְתִּי עָרְמָה; <text:s text:c="3"/>וְדַעַת מְזִמּוֹת אֶמְצָא.<text:tab/></text:p>
          </table:table-cell>
          <table:table-cell table:style-name="表29.B2" office:value-type="string">
            <text:p text:style-name="P12"/>
            <text:p text:style-name="P12"/>
            <text:p text:style-name="P12">I – wisdom / to tabernacle</text:p>
            <text:p text:style-name="P12"/>
            <text:p text:style-name="P12">craft / and knowledge / plans</text:p>
            <text:p text:style-name="P12"/>
            <text:p text:style-name="P12">to find</text:p>
          </table:table-cell>
        </table:table-row>
        <table:table-row>
          <table:table-cell table:style-name="表29.A2" office:value-type="string">
            <text:p text:style-name="P15">8:13</text:p>
            <text:p text:style-name="P15">יג <text:s/>יִרְאַת יְהוָה, <text:s text:c="3"/>שְׂנֹאת-רָע:</text:p>
            <text:p text:style-name="P15">גֵּאָה וְגָאוֹן וְדֶרֶךְ רָע, וּפִי תַהְפֻּכוֹת <text:s text:c="3"/>שָׂנֵאתִי.<text:tab/></text:p>
          </table:table-cell>
          <table:table-cell table:style-name="表29.B2" office:value-type="string">
            <text:p text:style-name="P12"/>
            <text:p text:style-name="P12"/>
            <text:p text:style-name="P12">fear / jehovah</text:p>
            <text:p text:style-name="P12"/>
            <text:p text:style-name="P12">to hate – evil</text:p>
            <text:p text:style-name="P12"/>
            <text:p text:style-name="P12">pride / and pomp / and way / evil</text:p>
            <text:p text:style-name="P12"/>
            <text:p text:style-name="P12">and mouth / waywardness / to <text:soft-page-break/>hate</text:p>
          </table:table-cell>
        </table:table-row>
        <table:table-row>
          <table:table-cell table:style-name="表29.A2" office:value-type="string">
            <text:p text:style-name="P15">8:14</text:p>
            <text:p text:style-name="P15">יד <text:s/>לִי-עֵצָה, וְתוּשִׁיָּה; <text:s text:c="3"/>אֲנִי בִינָה, לִי גְבוּרָה.<text:tab/></text:p>
          </table:table-cell>
          <table:table-cell table:style-name="表29.B2" office:value-type="string">
            <text:p text:style-name="P12"/>
            <text:p text:style-name="P12"/>
            <text:p text:style-name="P12">to+me – counsel / and reality</text:p>
            <text:p text:style-name="P12"/>
            <text:p text:style-name="P12">I / understanding / to+me / mastery</text:p>
          </table:table-cell>
        </table:table-row>
        <table:table-row>
          <table:table-cell table:style-name="表29.A2" office:value-type="string">
            <text:p text:style-name="P15">8:15</text:p>
            <text:p text:style-name="P15">טו <text:s/>בִּי, מְלָכִים יִמְלֹכוּ; <text:s text:c="3"/>וְרֹזְנִים,</text:p>
            <text:p text:style-name="P15"><text:s/>יְחֹקְקוּ צֶדֶק.</text:p>
          </table:table-cell>
          <table:table-cell table:style-name="表29.B2" office:value-type="string">
            <text:p text:style-name="P12"/>
            <text:p text:style-name="P12"/>
            <text:p text:style-name="P12">in+me / kings / to reign</text:p>
            <text:p text:style-name="P12"/>
            <text:p text:style-name="P12">and ones being chancellors</text:p>
            <text:p text:style-name="P12"/>
            <text:p text:style-name="P12">to make statutes / righteousness</text:p>
          </table:table-cell>
        </table:table-row>
        <table:table-row>
          <table:table-cell table:style-name="表29.A2" office:value-type="string">
            <text:p text:style-name="P20">/] XXX 20200528_100129</text:p>
          </table:table-cell>
          <table:table-cell table:style-name="表29.B2" office:value-type="string">
            <text:p text:style-name="P26">@@@</text:p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6</text:p>
            <text:p text:style-name="P15">בִּי, שָׂרִים יָשֹׂרוּ; <text:s text:c="3"/>וּנְדִיבִים, כָּל-שֹׁפְטֵי צֶדֶק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7</text:p>
            <text:p text:style-name="P15">יז <text:s/>אֲנִי, אהביה (אֹהֲבַי) אֵהָב; <text:s text:c="3"/>וּמְשַׁחֲרַי, יִמְצָאֻנְנִי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8</text:p>
            <text:p text:style-name="P15">יח <text:s/>עֹשֶׁר-וְכָבוֹד אִתִּי; <text:s text:c="3"/>הוֹן עָתֵק, וּצְדָקָה.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8:19</text:p>
            <text:p text:style-name="P15">יט <text:s/>טוֹב פִּרְיִי, מֵחָרוּץ וּמִפָּז; <text:s text:c="3"/>וּתְבוּאָתִי, מִכֶּסֶף נִבְחָר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20</text:p>
            <text:p text:style-name="P15">כ <text:s/>בְּאֹרַח-צְדָקָה אֲהַלֵּךְ; <text:s text:c="3"/>בְּתוֹךְ, נְתִיבוֹת מִשְׁפָּט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21</text:p>
            <text:p text:style-name="P15">כא <text:s/>לְהַנְחִיל אֹהֲבַי יֵשׁ; <text:s text:c="3"/>וְאֹצְרֹתֵיהֶם אֲמַלֵּא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ext:soft-page-break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17"/>
      <text:p text:style-name="P17"/>
      <text:p text:style-name="P1">------------------------------------------------------------ TEMPLATE<text:change text:change-id="ct306531856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1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ext:soft-page-break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1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1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1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/>
      <text:p text:style-name="P14">/------------------------------------------------------------ /TEMPLATE</text:p>
      <text:p text:style-name="P16"/>
      <text:p text:style-name="P6">--------------------------------------- [STEPS : closing] 20191009_161940</text:p>
      <text:list xml:id="list2572679961429919823" text:style-name="L2">
        <text:list-item>
          <text:p text:style-name="P31">time label ==&gt; paste</text:p>
        </text:list-item>
        <text:list-item>
          <text:p text:style-name="P31">“@@@” ==&gt; move to → at the bottom of the doc area</text:p>
        </text:list-item>
        <text:list-item>
          <text:p text:style-name="P31">DUP : template</text:p>
        </text:list-item>
        <text:list-item>
          <text:p text:style-name="P31"><text:soft-page-break/>close</text:p>
          <text:list>
            <text:list-item>
              <text:p text:style-name="P31">web pages</text:p>
            </text:list-item>
            <text:list-item>
              <text:p text:style-name="P31">sheet file</text:p>
            </text:list-item>
            <text:list-item>
              <text:p text:style-name="P31">folders (if any)</text:p>
            </text:list-item>
            <text:list-item>
              <text:p text:style-name="P31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3"/>
          </table:table-cell>
          <table:table-cell table:style-name="表236.A1" office:value-type="string">
            <text:p text:style-name="P23">TH</text:p>
          </table:table-cell>
          <table:table-cell table:style-name="表236.C1" office:value-type="string">
            <text:p text:style-name="P23">“the”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3">gh</text:p>
          </table:table-cell>
          <table:table-cell table:style-name="表236.C2" office:value-type="string">
            <text:p text:style-name="P23">arabic ghain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3">dz</text:p>
          </table:table-cell>
          <table:table-cell table:style-name="表236.C2" office:value-type="string">
            <text:p text:style-name="P23">arabic ẓ (ðˁ) (ظ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2">a_</text:p>
          </table:table-cell>
          <table:table-cell table:style-name="表236.C2" office:value-type="string">
            <text:p text:style-name="P23">“<text:span text:style-name="T7">a</text:span>”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2">*</text:p>
          </table:table-cell>
          <table:table-cell table:style-name="表236.C2" office:value-type="string">
            <text:p text:style-name="P23">kha: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2">** (#)</text:p>
          </table:table-cell>
          <table:table-cell table:style-name="表236.C2" office:value-type="string">
            <text:p text:style-name="P23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4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4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28T10:01:45.16</dc:date>
    <dc:creator>iwabuchi ken</dc:creator>
    <meta:editing-duration>P6DT41S</meta:editing-duration>
    <meta:editing-cycles>409</meta:editing-cycles>
    <meta:generator>OpenOffice/4.1.3$Win32 OpenOffice.org_project/413m1$Build-9783</meta:generator>
    <meta:document-statistic meta:table-count="9" meta:image-count="0" meta:object-count="0" meta:page-count="40" meta:paragraph-count="1009" meta:word-count="5647" meta:character-count="27845"/>
  </office:meta>
</office:document-meta>
</file>